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6278in" style:rel-column-width="9544*"/>
    </style:style>
    <style:style style:name="Table4.B" style:family="table-column">
      <style:table-column-properties style:column-width="0.2972in" style:rel-column-width="428*"/>
    </style:style>
    <style:style style:name="Table4.A1" style:family="table-cell">
      <style:table-cell-properties style:vertical-align="middle" fo:padding="0.0382in" fo:border="none"/>
    </style:style>
    <style:style style:name="P1" style:family="paragraph" style:parent-style-name="Standard">
      <style:text-properties officeooo:rsid="00012204" officeooo:paragraph-rsid="00012204"/>
    </style:style>
    <style:style style:name="P2" style:family="paragraph" style:parent-style-name="Standard">
      <style:text-properties officeooo:rsid="0002a35d" officeooo:paragraph-rsid="0002a35d"/>
    </style:style>
    <style:style style:name="P3" style:family="paragraph" style:parent-style-name="Standard">
      <style:text-properties officeooo:rsid="000296c2" officeooo:paragraph-rsid="000296c2"/>
    </style:style>
    <style:style style:name="P4" style:family="paragraph" style:parent-style-name="Standard">
      <style:text-properties officeooo:rsid="00052ba9" officeooo:paragraph-rsid="00052ba9"/>
    </style:style>
    <style:style style:name="P5" style:family="paragraph" style:parent-style-name="Standard">
      <style:text-properties officeooo:paragraph-rsid="00052ba9"/>
    </style:style>
    <style:style style:name="P6" style:family="paragraph" style:parent-style-name="Standard">
      <style:paragraph-properties fo:text-align="center" style:justify-single-word="false"/>
      <style:text-properties officeooo:paragraph-rsid="00052ba9"/>
    </style:style>
    <style:style style:name="P7" style:family="paragraph" style:parent-style-name="Standard">
      <style:text-properties officeooo:rsid="0006f221" officeooo:paragraph-rsid="0006f221"/>
    </style:style>
    <style:style style:name="P8" style:family="paragraph" style:parent-style-name="Standard">
      <style:text-properties officeooo:paragraph-rsid="0006f221"/>
    </style:style>
    <style:style style:name="P9" style:family="paragraph" style:parent-style-name="Standard">
      <style:text-properties officeooo:rsid="00071ff2" officeooo:paragraph-rsid="00071ff2"/>
    </style:style>
    <style:style style:name="P10" style:family="paragraph" style:parent-style-name="Standard">
      <style:text-properties officeooo:paragraph-rsid="00071ff2"/>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T1" style:family="text">
      <style:text-properties officeooo:rsid="00034667"/>
    </style:style>
    <style:style style:name="T2" style:family="text">
      <style:text-properties officeooo:rsid="00052ba9"/>
    </style:style>
    <style:style style:name="T3" style:family="text">
      <style:text-properties officeooo:rsid="0006f221"/>
    </style:style>
    <style:style style:name="T4" style:family="text">
      <style:text-properties fo:font-style="italic" style:font-style-asian="italic" style:font-style-complex="italic"/>
    </style:style>
    <style:style style:name="T5" style:family="text">
      <style:text-properties fo:font-style="italic" officeooo:rsid="00071ff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1ff2" style:font-style-asian="normal" style:font-style-complex="normal"/>
    </style:style>
    <style:style style:name="T8" style:family="text">
      <style:text-properties officeooo:rsid="00071ff2"/>
    </style:style>
    <style:style style:name="T9" style:family="text">
      <style:text-properties style:font-name="Liberation Mono" fo:font-size="11pt" fo:font-style="normal" fo:font-weight="normal" officeooo:rsid="00071ff2" style:font-size-asian="11pt" style:font-style-asian="normal" style:font-weight-asian="normal" style:font-style-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PWHsim Technical Explanation</text:p>
      <text:p text:style-name="P1"/>
      <text:p text:style-name="P3"><text:span text:style-name="T2">U</text:span>pdate <text:span text:style-name="T2">T</text:span>ank <text:span text:style-name="T2">T</text:span>emp<text:span text:style-name="T2">eratures</text:span></text:p>
      <text:p text:style-name="P3"/>
      <text:p text:style-name="P4">The temperatures of the nodes in each tank are updated at the beginning of each step. <text:s/>The temperature profile changes due to draws and UA losses are calculated in this step. <text:s/></text:p>
      <text:p text:style-name="P4"/>
      <text:p text:style-name="P4">The fractional number of nodes drawn is calculated as in Equation <text:sequence-ref text:reference-format="text" text:ref-name="refText0">(1)</text:sequence-ref>:</text:p>
      <text:p text:style-name="P6"/>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 draw:name="Objekt4" text:anchor-type="as-char" svg:y="-0.2417in" svg:width="3.3398in" svg:height="0.4193in" draw:z-index="0"><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5"/>
      <text:p text:style-name="P4">The draw fraction is then divided into its whole part and its fractional part. <text:s/><text:span text:style-name="T3">In a typical HPWH, with a volume per node of approximately 4 gallons, most draws will be less than one node. <text:s/>The whole nodes are “moved upwards” in the tank by assigning the temperature of each node to the node above it and filling in the bottom node with water at the specified inlet temperature. <text:s/>Then the remaining partial node draw is calculated using Equation </text:span><text:span text:style-name="T3"><text:sequence-ref text:reference-format="text" text:ref-name="refText1">(2)</text:sequence-ref></text:span><text:span text:style-name="T3">.</text:span></text:p>
      <text:p text:style-name="Standard"/>
      <table:table table:name="Table1" table:style-name="Table1">
        <table:table-column table:style-name="Table1.A"/>
        <table:table-column table:style-name="Table1.B"/>
        <table:table-header-rows>
          <table:table-row>
            <table:table-cell table:style-name="Table1.A1" office:value-type="string">
              <text:p text:style-name="P11"><draw:frame draw:style-name="fr1" draw:name="Object1" text:anchor-type="as-char" svg:y="-0.152in" svg:width="5.878in" svg:height="0.2146in" draw:z-index="1"><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12">(<text:sequence text:ref-name="refText1" text:name="Text" text:formula="ooow:Text+1" style:num-format="1">2</text:sequence>)</text:p>
            </table:table-cell>
          </table:table-row>
        </table:table-header-rows>
      </table:table>
      <text:p text:style-name="P8"/>
      <text:p text:style-name="P7">Where <text:span text:style-name="T4">i</text:span> is the number of the node in the node array. <text:s/>The bottom node, where <text:span text:style-name="T4">i - 1 </text:span><text:span text:style-name="T6">is negative, is mixed with water at the inlet temperature. <text:s/>The correctness of this calculation relies on the relative invariance of the specific heat of water with respect to temperature and the equality of node volumes. <text:s/></text:span></text:p>
      <text:p text:style-name="P7"/>
      <text:p text:style-name="P7"><text:span text:style-name="T6">The temperature and volume of any water shifted out of the tank is tracked and averaged to calculate the outlet temperature. <text:s/></text:span></text:p>
      <text:p text:style-name="P4"/>
      <text:p text:style-name="P7">If the “mix on draw” feature is enabled for this HPWH, <text:span text:style-name="T8">the bottom third of the tank experiences mixing. <text:s/>This is done by finding the average temperature of the bottom third. <text:s/>Then for each node, one third of the difference between the average and the current temperature is subtracted:</text:span></text:p>
      <text:p text:style-name="Standard"/>
      <table:table table:name="Table2" table:style-name="Table2">
        <table:table-column table:style-name="Table2.A"/>
        <table:table-column table:style-name="Table2.B"/>
        <table:table-header-rows>
          <table:table-row>
            <table:table-cell table:style-name="Table2.A1" office:value-type="string">
              <text:p text:style-name="P11"><draw:frame draw:style-name="fr1" draw:name="Object2" text:anchor-type="as-char" svg:y="-0.152in" svg:width="4.252in" svg:height="0.2165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2">(<text:sequence text:ref-name="refText2" text:name="Text" text:formula="ooow:Text+1" style:num-format="1">3</text:sequence>)</text:p>
            </table:table-cell>
          </table:table-row>
        </table:table-header-rows>
      </table:table>
      <text:p text:style-name="P10"/>
      <text:p text:style-name="P5"/>
      <text:p text:style-name="P9">Next, the temperatures of the nodes are adjusted for standby losses. <text:s/>The average temperature of the tank is found, then the total energy lost by the tank is calculated by Equation <text:sequence-ref text:reference-format="text" text:ref-name="refText3">(4)</text:sequence-ref>:</text:p>
      <text:p text:style-name="Standard"/>
      <table:table table:name="Table3" table:style-name="Table3">
        <table:table-column table:style-name="Table3.A"/>
        <table:table-column table:style-name="Table3.B"/>
        <table:table-header-rows>
          <table:table-row>
            <table:table-cell table:style-name="Table3.A1" office:value-type="string">
              <text:p text:style-name="P11"><draw:frame draw:style-name="fr1" draw:name="Object3" text:anchor-type="as-char" svg:y="-0.152in" svg:width="5.8252in" svg:height="0.2165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2">(<text:sequence text:ref-name="refText3" text:name="Text" text:formula="ooow:Text+1" style:num-format="1">4</text:sequence>)</text:p>
            </table:table-cell>
          </table:table-row>
        </table:table-header-rows>
      </table:table>
      <text:p text:style-name="P10"/>
      <text:p text:style-name="P10"><text:span text:style-name="T8">Where </text:span><text:span text:style-name="T5">tankUA</text:span><text:span text:style-name="T7"> is measured kJ / hrC. <text:s/>The total losses are split equally amongst all nodes, and then the affect on temperature is calculated by Equation </text:span><text:span text:style-name="T7"><text:sequence-ref text:reference-format="text" text:ref-name="refText4">(5)</text:sequence-ref></text:span><text:span text:style-name="T7">:</text:span></text:p>
      <text:p text:style-name="P10"/>
      <text:p text:style-name="Standard"/>
      <table:table table:name="Table4" table:style-name="Table4">
        <table:table-column table:style-name="Table4.A"/>
        <table:table-column table:style-name="Table4.B"/>
        <table:table-header-rows>
          <text:soft-page-break/>
          <table:table-row>
            <table:table-cell table:style-name="Table4.A1" office:value-type="string">
              <text:p text:style-name="P11"><draw:frame draw:style-name="fr1" draw:name="Object4" text:anchor-type="as-char" svg:y="-0.2417in" svg:width="5.9717in" svg:height="0.4827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2">(<text:sequence text:ref-name="refText4" text:name="Text" text:formula="ooow:Text+1" style:num-format="1">5</text:sequence>)</text:p>
            </table:table-cell>
          </table:table-row>
        </table:table-header-rows>
      </table:table>
      <text:p text:style-name="P10"><text:span text:style-name="T7"/></text:p>
      <text:p text:style-name="P10"/>
      <text:p text:style-name="P10"><text:span text:style-name="T9"/></text:p>
      <text:p text:style-name="P5"/>
      <text:p text:style-name="P2">heat source choice logic – flow chart?</text:p>
      <text:p text:style-name="P2"/>
      <text:p text:style-name="P2">heating logic – loop over heat sources; if time left, subtract used time and turn on next if !shutsOff</text:p>
      <text:p text:style-name="P2"><text:tab/>addHeat</text:p>
      <text:p text:style-name="P2"><text:tab/><text:tab/><text:span text:style-name="T1">calcHeatDist</text:span></text:p>
      <text:p text:style-name="P2"><text:tab/><text:tab/><text:span text:style-name="T1">getCapacity</text:span></text:p>
      <text:p text:style-name="P2"><text:tab/><text:tab/><text:span text:style-name="T1">addHeatAboveNode – heat percent according to heatDist</text:span></text:p>
      <text:p text:style-name="P2"><text:tab/><text:tab/><text:span text:style-name="T1">OR addHeatExter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7:26:31.578849357</meta:creation-date>
    <dc:date>2016-03-04T17:29:30.366526734</dc:date>
    <meta:editing-duration>PT18M49S</meta:editing-duration>
    <meta:editing-cycles>3</meta:editing-cycles>
    <meta:generator>LibreOffice/4.2.8.2$Linux_X86_64 LibreOffice_project/420m0$Build-2</meta:generator>
    <meta:document-statistic meta:table-count="5" meta:image-count="0" meta:object-count="5" meta:page-count="2" meta:paragraph-count="27" meta:word-count="353" meta:character-count="2071" meta:non-whitespace-character-count="1712"/>
  </office:meta>
</office:document-meta>
</file>

<file path=Object 1/content.xml><?xml version="1.0" encoding="utf-8"?>
<math xmlns="http://www.w3.org/1998/Math/MathML" display="block">
  <semantics>
    <mrow>
      <mi mathvariant="italic">tankTemps</mi>
      <mrow>
        <mrow>
          <mo fence="true" stretchy="false">[</mo>
          <mrow>
            <mi>i</mi>
          </mrow>
          <mo fence="true" stretchy="false">]</mo>
        </mrow>
        <mo stretchy="false">=</mo>
        <mi mathvariant="italic">tankTemps</mi>
      </mrow>
      <mrow>
        <mrow>
          <mrow>
            <mo fence="true" stretchy="false">[</mo>
            <mrow>
              <mi>i</mi>
            </mrow>
            <mo fence="true" stretchy="false">]</mo>
          </mrow>
          <mo stretchy="false">∗</mo>
          <mrow>
            <mo fence="true" stretchy="false">(</mo>
            <mrow>
              <mrow>
                <mrow>
                  <mn>1</mn>
                  <mo stretchy="false">−</mo>
                  <mi mathvariant="italic">fraction</mi>
                </mrow>
                <mi mathvariant="italic">of</mi>
                <mi mathvariant="italic">node</mi>
              </mrow>
            </mrow>
            <mo fence="true" stretchy="false">)</mo>
          </mrow>
        </mrow>
        <mo stretchy="false">+</mo>
        <mi mathvariant="italic">tankTemps</mi>
      </mrow>
      <mrow>
        <mrow>
          <mo fence="true" stretchy="false">[</mo>
          <mrow>
            <mrow>
              <mi>i</mi>
              <mo stretchy="false">−</mo>
              <mn>1</mn>
            </mrow>
          </mrow>
          <mo fence="true" stretchy="false">]</mo>
        </mrow>
        <mo stretchy="false">∗</mo>
        <mi mathvariant="italic">fraction</mi>
      </mrow>
      <mi mathvariant="italic">of</mi>
      <mi mathvariant="italic">node</mi>
    </mrow>
    <annotation encoding="StarMath 5.0">tankTemps[i] = tankTemps[i] * (1 - fraction of node) + tankTemps[ i - 1] * fraction of node</annotation>
  </semantics>
</math>
</file>

<file path=Object 2/content.xml><?xml version="1.0" encoding="utf-8"?>
<math xmlns="http://www.w3.org/1998/Math/MathML" display="block">
  <semantics>
    <mrow>
      <mi mathvariant="italic">drawFraction</mi>
      <mo stretchy="false">=</mo>
      <mfrac bevelled="true">
        <mrow>
          <mi mathvariant="italic">volume</mi>
          <mi mathvariant="italic">of</mi>
          <mi mathvariant="italic">draw</mi>
        </mrow>
        <mrow>
          <mi mathvariant="italic">volume</mi>
          <mi mathvariant="italic">per</mi>
          <mi mathvariant="italic">Node</mi>
        </mrow>
      </mfrac>
    </mrow>
    <annotation encoding="StarMath 5.0">drawFraction = {  volume of draw  } wideslash {  volume per Node  } </annotation>
  </semantics>
</math>
</file>

<file path=Object 3/content.xml><?xml version="1.0" encoding="utf-8"?>
<math xmlns="http://www.w3.org/1998/Math/MathML" display="block">
  <semantics>
    <mrow>
      <mi mathvariant="italic">tankTemps</mi>
      <mrow>
        <mrow>
          <mo fence="true" stretchy="false">[</mo>
          <mrow>
            <mi>i</mi>
          </mrow>
          <mo fence="true" stretchy="false">]</mo>
        </mrow>
        <mo stretchy="false">=</mo>
        <mi mathvariant="italic">tankTemps</mi>
      </mrow>
      <mrow>
        <mrow>
          <mo fence="true" stretchy="false">[</mo>
          <mrow>
            <mi>i</mi>
          </mrow>
          <mo fence="true" stretchy="false">]</mo>
        </mrow>
        <mo stretchy="false">+</mo>
        <mrow>
          <mo fence="true" stretchy="false">(</mo>
          <mrow>
            <mrow>
              <mrow>
                <mo fence="true" stretchy="false">(</mo>
                <mrow>
                  <mrow>
                    <mrow>
                      <mi mathvariant="italic">average</mi>
                      <mo stretchy="false">−</mo>
                      <mi mathvariant="italic">tankTemps</mi>
                    </mrow>
                    <mrow>
                      <mo fence="true" stretchy="false">[</mo>
                      <mrow>
                        <mi>i</mi>
                      </mrow>
                      <mo fence="true" stretchy="false">]</mo>
                    </mrow>
                  </mrow>
                </mrow>
                <mo fence="true" stretchy="false">)</mo>
              </mrow>
              <mo stretchy="false">/</mo>
              <mn>3.0</mn>
            </mrow>
          </mrow>
          <mo fence="true" stretchy="false">)</mo>
        </mrow>
      </mrow>
      <mi>;</mi>
    </mrow>
    <annotation encoding="StarMath 5.0">tankTemps[i] = tankTemps[i] + ((average - tankTemps[i]) / 3.0);
</annotation>
  </semantics>
</math>
</file>

<file path=Object 4/content.xml><?xml version="1.0" encoding="utf-8"?>
<math xmlns="http://www.w3.org/1998/Math/MathML" display="block">
  <semantics>
    <mrow>
      <mo fence="true" stretchy="false">(</mo>
      <mrow>
        <mrow>
          <mi mathvariant="italic">tankUA</mi>
          <mo stretchy="false">∗</mo>
          <mrow>
            <mo fence="true" stretchy="false">(</mo>
            <mrow>
              <mrow>
                <mi mathvariant="italic">average</mi>
                <mi mathvariant="italic">tank</mi>
                <mrow>
                  <mi mathvariant="italic">temperature</mi>
                  <mo stretchy="false">−</mo>
                  <mi mathvariant="italic">ambient</mi>
                </mrow>
                <mi mathvariant="italic">temperature</mi>
              </mrow>
            </mrow>
            <mo fence="true" stretchy="false">)</mo>
          </mrow>
          <mo stretchy="false">∗</mo>
          <mrow>
            <mo fence="true" stretchy="false">(</mo>
            <mrow>
              <mrow>
                <mi mathvariant="italic">minutes</mi>
                <mi mathvariant="italic">per</mi>
                <mrow>
                  <mi mathvariant="italic">step</mi>
                  <mo stretchy="false">/</mo>
                  <mn>60.0</mn>
                </mrow>
              </mrow>
            </mrow>
            <mo fence="true" stretchy="false">)</mo>
          </mrow>
        </mrow>
      </mrow>
      <mo fence="true" stretchy="false">)</mo>
    </mrow>
    <annotation encoding="StarMath 5.0">(tankUA * (average tank temperature - ambient temperature) * (minutes per step / 60.0))</annotation>
  </semantics>
</math>
</file>

<file path=Object 5/content.xml><?xml version="1.0" encoding="utf-8"?>
<math xmlns="http://www.w3.org/1998/Math/MathML" display="block">
  <semantics>
    <mrow>
      <mi mathvariant="italic">node</mi>
      <mi mathvariant="italic">temperature</mi>
      <mrow>
        <mi mathvariant="italic">loss</mi>
        <mo stretchy="false">=</mo>
        <mfrac bevelled="true">
          <mrow>
            <mi mathvariant="italic">node</mi>
            <mi mathvariant="italic">energy</mi>
            <mi mathvariant="italic">loss</mi>
          </mrow>
          <mrow>
            <mo fence="true" stretchy="false">(</mo>
            <mrow>
              <mrow>
                <mrow>
                  <mrow>
                    <mo fence="true" stretchy="false">(</mo>
                    <mrow>
                      <mrow>
                        <mi mathvariant="italic">volume</mi>
                        <mi mathvariant="italic">per</mi>
                        <mrow>
                          <mi mathvariant="italic">node</mi>
                          <mo stretchy="false">∗</mo>
                          <mi mathvariant="italic">density</mi>
                        </mrow>
                        <mi mathvariant="italic">of</mi>
                        <mi mathvariant="italic">water</mi>
                      </mrow>
                    </mrow>
                    <mo fence="true" stretchy="false">)</mo>
                  </mrow>
                  <mo stretchy="false">∗</mo>
                  <mi mathvariant="italic">specific</mi>
                </mrow>
                <mi mathvariant="italic">heat</mi>
                <mi mathvariant="italic">of</mi>
                <mi mathvariant="italic">water</mi>
              </mrow>
            </mrow>
            <mo fence="true" stretchy="false">)</mo>
          </mrow>
        </mfrac>
      </mrow>
    </mrow>
    <annotation encoding="StarMath 5.0">node temperature loss = {node energy loss} wideslash {((volume per node * density of water) * specific heat of water)} </annotation>
  </semantics>
</math>
</file>